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Default" office:value-type="string" calcext:value-type="string">
            <text:p>Descrição</text:p>
          </table:table-cell>
          <table:table-cell office:value-type="string" calcext:value-type="string">
            <text:p>quantidad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BO PARA CONGELAMENTO 12X45MM ROSCA EXTERNA GRADUADO 1,8ML CAPACIDADE TOTAL 2,0ML PT/500 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RIOBOX PARA 100 TUBOS DE 2,0ML TAMPA DOBRADIÇA AZUL ALFA NUMÉRICO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AIXA PLASTICA PORTA 100 LAMINAS 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ORTA LAMINA PLASTICO TIPO FRASCO CAPACIDADE 03 LAMINAS PT/100 CX/500 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0:42:44.214990842</meta:creation-date>
    <dc:date>2019-05-30T10:51:51.811740029</dc:date>
    <meta:editing-duration>PT9M7S</meta:editing-duration>
    <meta:editing-cycles>2</meta:editing-cycles>
    <meta:generator>LibreOffice/6.0.7.3$Linux_X86_64 LibreOffice_project/00m0$Build-3</meta:generator>
    <meta:document-statistic meta:table-count="1" meta:cell-count="15" meta:object-count="0"/>
  </office:meta>
</office:document-meta>
</file>